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nife recipe list</text:h>
      <text:h text:style-name="Heading_20_1" text:outline-level="1">knife recipe list</text:h>
      <text:section text:style-name="Sect1" text:name="knife-recipe-list">
        <text:p text:style-name="Text_20_body">The <text:span text:style-name="Strong_20_Emphasis">knife recipe list</text:span> subcommand is used to view all of the recipes that are on a Chef Server. A regular expression can be used to limit the results to recipes that match a specific pattern. The regular expression must be within quotes and not be surrounded by forward slashes (/).</text:p>
        <text:section text:style-name="Sect1" text:name="syntax">
          <text:h text:style-name="Heading_20_2" text:outline-level="2">Syntax</text:h>
          <text:p text:style-name="Text_20_body">This argument has the following syntax:</text:p>
          <text:p text:style-name="P2">$ knife recipe list REGEX</text:p>
        </text:section>
        <text:section text:style-name="Sect1" text:name="options">
          <text:h text:style-name="Heading_20_2" text:outline-level="2">Options</text:h>
          <text:p text:style-name="Text_20_body">Note</text:p>
          <text:p text:style-name="Text_20_body">Review the list of <text:a xlink:type="simple" xlink:href="http://docs.opscode.com/knife_common_options.html"><text:span text:style-name="Strong_20_Emphasis">common options</text:span></text:a> available to this (and all) Knife subcommands and plugins.</text:p>
          <text:p text:style-name="Text_20_body">This command does not have any specific options.</text:p>
        </text:section>
        <text:section text:style-name="Sect1" text:name="examples">
          <text:h text:style-name="Heading_20_2" text:outline-level="2">Examples</text:h>
          <text:p text:style-name="Text_20_body">For example, enter:</text:p>
          <text:p text:style-name="P2">$ knife recipe list 'couchdb::*'</text:p>
          <text:p text:style-name="Text_20_body">to return:</text:p>
          <text:p text:style-name="Preformatted_20_Text">couchdb::main_monitors</text:p>
          <text:p text:style-name="Preformatted_20_Text">couchdb::master</text:p>
          <text:p text:style-name="Preformatted_20_Text">couchdb::default</text:p>
          <text:p text:style-name="P2">couchdb::org_cleanu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Devanagar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Devanagar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6-14T11:50:14</meta:creation-date>
    <dc:date>2013-06-14T11:50:38</dc:date>
    <dc:creator>luyuzhe </dc:creator>
    <meta:editing-duration>PT11S</meta:editing-duration>
    <meta:editing-cycles>2</meta:editing-cycles>
    <meta:generator>LibreOffice/4.0.3.3$Linux_X86_64 LibreOffice_project/0eaa50a932c8f2199a615e1eb30f7ac74279539</meta:generator>
    <meta:document-statistic meta:table-count="0" meta:image-count="0" meta:object-count="0" meta:page-count="1" meta:paragraph-count="18" meta:word-count="109" meta:character-count="677" meta:non-whitespace-character-count="586"/>
  </office:meta>
</office:document-meta>
</file>